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style:style>
    <style:style style:name="gr2" style:family="graphic" style:parent-style-name="standard">
      <style:graphic-properties draw:fill-color="#00ccff"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ffd320"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823cm" fo:min-width="0cm"/>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Padrão-notes">
      <style:graphic-properties draw:fill-color="#ffffff" fo:min-height="13.36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star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draw:custom-shape draw:style-name="gr1" draw:text-style-name="P1" xml:id="id6" draw:id="id6" draw:layer="layout" svg:width="4cm" svg:height="1.8cm" svg:x="2.8cm" svg:y="3cm">
          <text:p text:style-name="P1">Client</text:p>
          <draw:enhanced-geometry svg:viewBox="0 0 21600 21600" draw:type="rectangle" draw:enhanced-path="M 0 0 L 21600 0 21600 21600 0 21600 0 0 Z N"/>
        </draw:custom-shape>
        <draw:custom-shape draw:style-name="gr2" draw:text-style-name="P1" xml:id="id1" draw:id="id1" draw:layer="layout" svg:width="5.4cm" svg:height="1.8cm" svg:x="11.6cm" svg:y="3cm">
          <text:p text:style-name="P1">TokenManager</text:p>
          <draw:enhanced-geometry svg:viewBox="0 0 21600 21600" draw:type="rectangle" draw:enhanced-path="M 0 0 L 21600 0 21600 21600 0 21600 0 0 Z N"/>
        </draw:custom-shape>
        <draw:line draw:style-name="gr3" draw:text-style-name="P1" draw:layer="layout" svg:x1="6.8cm" svg:y1="3.8cm" svg:x2="11.6cm" svg:y2="3.8cm">
          <text:p/>
        </draw:line>
        <draw:frame draw:style-name="gr4" draw:layer="layout" svg:width="3.097cm" svg:height="2.384cm" svg:x="7.135cm" svg:y="2.927cm">
          <draw:text-box>
            <text:p>1) Calls</text:p>
            <text:p>Manager</text:p>
            <text:p>for Token</text:p>
          </draw:text-box>
        </draw:frame>
        <draw:custom-shape draw:style-name="gr1" draw:text-style-name="P1" xml:id="id2" draw:id="id2" draw:layer="layout" svg:width="5.4cm" svg:height="1.8cm" svg:x="21.6cm" svg:y="3.1cm">
          <text:p text:style-name="P1">Token</text:p>
          <draw:enhanced-geometry svg:viewBox="0 0 21600 21600" draw:type="rectangle" draw:enhanced-path="M 0 0 L 21600 0 21600 21600 0 21600 0 0 Z N"/>
        </draw:custom-shape>
        <draw:custom-shape draw:style-name="gr1" draw:text-style-name="P1" xml:id="id3" draw:id="id3" draw:layer="layout" svg:width="5.4cm" svg:height="1.8cm" svg:x="21.2cm" svg:y="14.8cm">
          <text:p text:style-name="P1">TokenStorage</text:p>
          <draw:enhanced-geometry svg:viewBox="0 0 21600 21600" draw:type="rectangle" draw:enhanced-path="M 0 0 L 21600 0 21600 21600 0 21600 0 0 Z N"/>
        </draw:custom-shape>
        <draw:frame draw:style-name="gr4" draw:layer="layout" svg:width="4.304cm" svg:height="1.673cm" svg:x="17.296cm" svg:y="0.527cm">
          <draw:text-box>
            <text:p>2) Verifies if </text:p>
            <text:p>Token is valid</text:p>
          </draw:text-box>
        </draw:frame>
        <draw:custom-shape draw:style-name="gr5" draw:text-style-name="P1" draw:layer="layout" svg:width="4cm" svg:height="3.6cm" svg:x="22.2cm" svg:y="7.4cm">
          <text:p text:style-name="P1">Valid</text:p>
          <text:p text:style-name="P1">Token?</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1" draw:layer="layout" svg:x1="24.2cm" svg:y1="4.9cm" svg:x2="24.2cm" svg:y2="7.4cm">
          <text:p/>
        </draw:line>
        <draw:line draw:style-name="gr3" draw:text-style-name="P1" draw:layer="layout" svg:x1="22.2cm" svg:y1="9.1cm" svg:x2="17cm" svg:y2="4cm">
          <text:p/>
        </draw:line>
        <draw:frame draw:style-name="gr6" draw:layer="layout" svg:width="2.974cm" svg:height="2.384cm" svg:x="20.1cm" svg:y="5.6cm">
          <draw:text-box>
            <text:p text:style-name="P2">4) If Yes,</text:p>
            <text:p text:style-name="P2">Returns</text:p>
            <text:p text:style-name="P1">Token</text:p>
          </draw:text-box>
        </draw:frame>
        <draw:connector draw:style-name="gr3" draw:text-style-name="P1" draw:layer="layout" draw:line-skew="-1.099cm" svg:x1="14.3cm" svg:y1="3cm" svg:x2="24.3cm" svg:y2="3.1cm" draw:start-shape="id1" draw:start-glue-point="0" draw:end-shape="id2" draw:end-glue-point="0" svg:d="M14300 3000v-1600h10000v1700" svg:viewBox="0 0 10001 1701">
          <text:p/>
        </draw:connector>
        <draw:connector draw:style-name="gr3" draw:text-style-name="P1" draw:layer="layout" draw:line-skew="2.048cm" svg:x1="16.786cm" svg:y1="5.205cm" svg:x2="23.9cm" svg:y2="14.8cm" draw:end-shape="id3" draw:end-glue-point="0" svg:d="M16786 5205v6595h7114v3000" svg:viewBox="0 0 7115 9596">
          <text:p/>
        </draw:connector>
        <draw:frame draw:style-name="gr4" draw:layer="layout" svg:width="3.918cm" svg:height="2.384cm" svg:x="18.986cm" svg:y="12.038cm">
          <draw:text-box>
            <text:p>5) Requests</text:p>
            <text:p text:style-name="P1">Token if not</text:p>
            <text:p text:style-name="P1">valid</text:p>
          </draw:text-box>
        </draw:frame>
        <draw:frame draw:style-name="gr4" draw:layer="layout" svg:width="0.853cm" svg:height="0.962cm" svg:x="24.3cm" svg:y="5.4cm">
          <draw:text-box>
            <text:p>3</text:p>
          </draw:text-box>
        </draw:frame>
        <draw:custom-shape draw:style-name="gr7" draw:text-style-name="P1" xml:id="id4" draw:id="id4" draw:layer="layout" svg:width="4.2cm" svg:height="2.6cm" svg:x="12cm" svg:y="18.2cm">
          <text:p text:style-name="P1">Stor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 draw:layer="layout" svg:x1="16.2cm" svg:y1="19.5cm" svg:x2="23.9cm" svg:y2="16.6cm" draw:start-shape="id4" draw:start-glue-point="8" draw:end-shape="id3" draw:end-glue-point="2" svg:d="M16200 19500h7700v-2900" svg:viewBox="0 0 7701 2901">
          <text:p/>
        </draw:connector>
        <draw:custom-shape draw:style-name="gr5" draw:text-style-name="P1" xml:id="id5" draw:id="id5" draw:layer="layout" svg:width="4cm" svg:height="3.6cm" svg:x="15cm" svg:y="13.8cm">
          <text:p text:style-name="P1">Valid</text:p>
          <text:p text:style-name="P1">Token?</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1" draw:layer="layout" svg:x1="21.2cm" svg:y1="15.6cm" svg:x2="19cm" svg:y2="15.6cm">
          <text:p/>
        </draw:line>
        <draw:connector draw:style-name="gr3" draw:text-style-name="P1" draw:layer="layout" svg:x1="15cm" svg:y1="15.6cm" svg:x2="14.3cm" svg:y2="4.8cm" draw:start-shape="id5" draw:start-glue-point="5" draw:end-shape="id1" draw:end-glue-point="2" svg:d="M15000 15600h-700v-10800" svg:viewBox="0 0 701 10801">
          <text:p/>
        </draw:connector>
        <draw:frame draw:style-name="gr4" draw:layer="layout" svg:width="4.346cm" svg:height="3.095cm" svg:x="23.9cm" svg:y="16.9cm">
          <draw:text-box>
            <text:p>6) Uses GET </text:p>
            <text:p>and SET</text:p>
            <text:p>from Storage </text:p>
            <text:p>Object</text:p>
          </draw:text-box>
        </draw:frame>
        <draw:frame draw:style-name="gr4" draw:layer="layout" svg:width="0.853cm" svg:height="0.962cm" svg:x="19.8cm" svg:y="15.8cm">
          <draw:text-box>
            <text:p>7</text:p>
          </draw:text-box>
        </draw:frame>
        <draw:frame draw:style-name="gr4" draw:layer="layout" svg:width="2.974cm" svg:height="2.384cm" svg:x="11.5cm" svg:y="12.7cm">
          <draw:text-box>
            <text:p>8) If Yes,</text:p>
            <text:p>Returns</text:p>
            <text:p>Token</text:p>
          </draw:text-box>
        </draw:frame>
        <draw:frame draw:style-name="gr4" draw:layer="layout" svg:width="3.918cm" svg:height="3.806cm" svg:x="8.7cm" svg:y="7.7cm">
          <draw:text-box>
            <text:p text:style-name="P3">9) Requests</text:p>
            <text:p text:style-name="P3">Token if not</text:p>
            <text:p text:style-name="P3">Valid and</text:p>
            <text:p text:style-name="P3">receives</text:p>
            <text:p text:style-name="P3">Token</text:p>
          </draw:text-box>
        </draw:frame>
        <draw:connector draw:style-name="gr8" draw:text-style-name="P1" draw:layer="layout" draw:line-skew="-2.261cm" svg:x1="12.408cm" svg:y1="5.032cm" svg:x2="8.509cm" svg:y2="17.99cm" svg:d="M12408 5032v4218h-3899v8740" svg:viewBox="0 0 3900 12959">
          <text:p/>
        </draw:connector>
        <draw:connector draw:style-name="gr3" draw:text-style-name="P1" draw:layer="layout" draw:line-skew="-1.499cm" svg:x1="12.882cm" svg:y1="2.776cm" svg:x2="4.8cm" svg:y2="3cm" draw:end-shape="id6" draw:end-glue-point="0" svg:d="M12882 2776v-1776h-8082v2000" svg:viewBox="0 0 8083 2001">
          <text:p/>
        </draw:connector>
        <draw:frame draw:style-name="gr4" draw:layer="layout" svg:width="4.447cm" svg:height="1.673cm" svg:x="7cm" svg:y="0.1cm">
          <draw:text-box>
            <text:p>9) Retrieves a</text:p>
            <text:p text:style-name="P1">Token</text:p>
          </draw:text-box>
        </draw:frame>
        <draw:connector draw:style-name="gr8" draw:text-style-name="P1" draw:layer="layout" draw:type="line" svg:x1="4.8cm" svg:y1="4.8cm" svg:x2="4.8cm" svg:y2="12.4cm" draw:start-shape="id6" draw:start-glue-point="2" svg:d="M4800 4800v7600" svg:viewBox="0 0 1 7601">
          <text:p/>
        </draw:connector>
        <draw:frame draw:style-name="gr4" draw:layer="layout" svg:width="4.337cm" svg:height="3.095cm" svg:x="0.5cm" svg:y="6.9cm">
          <draw:text-box>
            <text:p>10) Makes a</text:p>
            <text:p>Request</text:p>
            <text:p>and Receives</text:p>
            <text:p>Result</text:p>
          </draw:text-box>
        </draw:frame>
        <draw:custom-shape draw:style-name="gr9" draw:text-style-name="P1" draw:layer="layout" svg:width="5.8cm" svg:height="2.6cm" svg:x="4.7cm" svg:y="17.99cm">
          <text:p text:style-name="P1">Token Endpoi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5.8cm" svg:height="2.6cm" svg:x="2cm" svg:y="12.4cm">
          <text:p text:style-name="P1">Resource UR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layer="layout" svg:width="6.776cm" svg:height="1.673cm" svg:x="16.7cm" svg:y="18.7cm">
          <draw:text-box>
            <text:p>TokenDefaultStorage,</text:p>
            <text:p>Redis, Memcache, etc</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1T17:31:54.359827248</meta:creation-date>
    <dc:date>2015-04-11T18:42:46.560821819</dc:date>
    <meta:editing-duration>PT10M8S</meta:editing-duration>
    <meta:editing-cycles>1</meta:editing-cycles>
    <meta:document-statistic meta:object-count="55"/>
    <meta:generator>LibreOffice/4.2.7.2$Linux_X86_64 LibreOffice_project/420m0$Build-2</meta:generator>
  </office:meta>
</office:document-meta>
</file>